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500000149BF4D16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028" officeooo:paragraph-rsid="0013a0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528in" svg:y="-0.2016in" svg:width="3.7189in" svg:height="3.4272in" draw:z-index="0"><draw:image xlink:href="Pictures/100000010000016500000149BF4D16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) action btn <text:s/>Аукцион</text:p>
      <text:p text:style-name="P1">2) action btn <text:s text:c="2"/>Карты в залоге<text:line-break/>3) вывести инфу о топе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07:57:32.583407128</meta:creation-date>
    <dc:date>2025-03-16T07:59:44.533295636</dc:date>
    <meta:editing-duration>PT2M17S</meta:editing-duration>
    <meta:editing-cycles>1</meta:editing-cycles>
    <meta:document-statistic meta:table-count="0" meta:image-count="1" meta:object-count="0" meta:page-count="2" meta:paragraph-count="2" meta:word-count="15" meta:character-count="75" meta:non-whitespace-character-count="59"/>
    <meta:generator>LibreOffice/24.2.5.2$Linux_X86_64 LibreOffice_project/bffef4ea93e59bebbeaf7f431bb02b1a39ee8a59</meta:generator>
  </office:meta>
</office:document-meta>
</file>